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F" fo:font-size="12pt" style:letter-kerning="true" fo:language="ur" fo:country="PK" style:language-complex="en" style:country-complex="US" style:font-name-asian="F" style:font-name-complex="Arial1" style:font-size-complex="12pt"/>
    </style:style>
    <style:style style:name="T2" style:family="text">
      <style:text-properties style:use-window-font-color="true" fo:language="ur" fo:country="PK" style:language-asian="zh" style:country-asian="CN" style:font-name="F" fo:font-size="12pt" style:letter-kerning="true" style:language-complex="en" style:country-complex="US" style:font-name-asian="F" style:font-name-complex="Arial1" style:font-size-complex="12pt"/>
    </style:style>
    <style:style style:name="T3" style:family="text">
      <style:text-properties style:use-window-font-color="true" style:language-asian="zh" style:country-asian="CN" style:font-name="F" fo:font-size="12pt" style:letter-kerning="true" style:language-complex="en" style:country-complex="US" style:font-name-asian="F" style:font-name-complex="Arial1" style:font-size-complex="12pt" fo:language="ar" fo:country="SA"/>
    </style:style>
    <style:style style:name="T4" style:family="text">
      <style:text-properties style:use-window-font-color="true" style:language-asian="zh" style:country-asian="CN" style:font-name="F" fo:font-size="12pt" style:letter-kerning="true" style:language-complex="en" style:country-complex="US" style:font-name-asian="F" style:font-name-complex="Arial1" style:font-size-complex="12pt" fo:language="ur" fo:country="P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pan text:style-name="T1">اگر نہ ہوتیں جناب زینبؑ نہ ہوتا اللہ کا نام لیوا</text:span></text:p>
            <text:p><text:span text:style-name="T1">اگر نہ ہوتیں جناب زینبؑ نہ دین ہوتا نہ ہوتا کلمہ</text:span></text:p>
          </table:table-cell>
        </table:table-row>
        <table:table-row table:style-name="ro1">
          <table:table-cell office:value-type="string" calcext:value-type="string">
            <text:p><text:span text:style-name="T1">اگر نہ ہوتیں جناب زینبؑ حُسینؑ کا کام تھا اَدُھورا</text:span></text:p>
            <text:p><text:span text:style-name="T1">اگر نہ ہوتیں جناب زینبؑ حُسینؑ کی کون تھی شریکہ</text:span></text:p>
          </table:table-cell>
        </table:table-row>
        <table:table-row table:style-name="ro1">
          <table:table-cell office:value-type="string" calcext:value-type="string">
            <text:p><text:span text:style-name="T1">حُسینؑ کی ہے شریکہ زینبؑ نہیں ہے کوئی شریک اُن کا</text:span></text:p>
            <text:p><text:span text:style-name="T1">اگر نہ ہوتیں جناب زینبؑ تو کون عابدؑ کے ساتھ چلتا</text:span></text:p>
          </table:table-cell>
        </table:table-row>
        <table:table-row table:style-name="ro1">
          <table:table-cell office:value-type="string" calcext:value-type="string">
            <text:p><text:span text:style-name="T1">یزید نے اپنے طور پر تو لیا تھا بَدر و اُحد کا بَدلہ</text:span></text:p>
            <text:p><text:span text:style-name="T1">اگر نہ ہوتیں جناب زینبؑ نہ بَجتا دینِ خدا کا ڈنکا</text:span></text:p>
          </table:table-cell>
        </table:table-row>
        <table:table-row table:style-name="ro1">
          <table:table-cell office:value-type="string" calcext:value-type="string">
            <text:p><text:span text:style-name="T1">صحابیت کی نقاب چہرے پہ ڈالے رکھی تھی اہل شر نے</text:span></text:p>
            <text:p><text:span text:style-name="T1">اگر نہ ہوتیں جناب زینبؑ دکھائی دیتا نہ اصلی چہرہ</text:span></text:p>
          </table:table-cell>
        </table:table-row>
        <table:table-row table:style-name="ro1">
          <table:table-cell office:value-type="string" calcext:value-type="string">
            <text:p><text:span text:style-name="T1">یزید اعلانیہ تھا کرتا شراب نوشی سیاہ کاری</text:span></text:p>
            <text:p><text:span text:style-name="T1">اگر نہ ہوتیں جناب زینبؑ تو کون دِکھالاتا حق کا رَستہ</text:span></text:p>
          </table:table-cell>
        </table:table-row>
        <table:table-row table:style-name="ro1">
          <table:table-cell office:value-type="string" calcext:value-type="string">
            <text:p><text:span text:style-name="T2">یزید تھا بھانجہ نواسہ صلیبیوں کا تو اِس لئے بھی</text:span></text:p>
            <text:p><text:span text:style-name="T1">اگر نہ ہوتیں جناب زینبؑ تو ہوتا باطل کا دَور دَورہ</text:span></text:p>
          </table:table-cell>
        </table:table-row>
        <table:table-row table:style-name="ro1">
          <table:table-cell office:value-type="string" calcext:value-type="string">
            <text:p><text:span text:style-name="T1">یزید تَکذیب کررہا تھا نزولِ وَحی اور رسولِؐ حق کی</text:span></text:p>
            <text:p><text:span text:style-name="T1">اگر نہ ہوتیں جناب زینبؑ تو کون حق کا لگاتا نَعرہ</text:span></text:p>
          </table:table-cell>
        </table:table-row>
        <table:table-row table:style-name="ro1">
          <table:table-cell office:value-type="string" calcext:value-type="string">
            <text:p><text:span text:style-name="T2">تھے سارے حِرص و حَوس کے بندے</text:span><text:span text:style-name="T3">،</text:span><text:span text:style-name="T4"> یا خوف اَور مصلحت کے مَارے</text:span></text:p>
            <text:p><text:span text:style-name="T1">اگر نہ ہوتیں جناب زینبؑ کہیں نہ ملتا خدا کا بندہ</text:span></text:p>
          </table:table-cell>
        </table:table-row>
        <table:table-row table:style-name="ro1">
          <table:table-cell office:value-type="string" calcext:value-type="string">
            <text:p><text:span text:style-name="T1">تھے ساتھ ہوں تو امام دوراں بھی اور اہلِ حرم بھی لیکن</text:span></text:p>
            <text:p><text:span text:style-name="T1">اگر نہ ہوتیں جناب زینبؑ ، نہ ہوتی تسخیرِ شام و کوفہ</text:span></text:p>
          </table:table-cell>
        </table:table-row>
        <table:table-row table:style-name="ro1">
          <table:table-cell office:value-type="string" calcext:value-type="string">
            <text:p><text:span text:style-name="T1">علیؑ کی بیٹی نے ہر قدم پر بیاں کیا مقصدِ شہادت</text:span></text:p>
            <text:p><text:span text:style-name="T2">اگر نہ ہوتیں جناب زینبؑ، تعارف</text:span><text:span text:style-name="T3">ِ</text:span><text:span text:style-name="T4"> کربلا نہ ہوتا</text:span></text:p>
          </table:table-cell>
        </table:table-row>
        <table:table-row table:style-name="ro1">
          <table:table-cell office:value-type="string" calcext:value-type="string">
            <text:p><text:span text:style-name="T1">تھی چونکہ تَشہیر اَور اسیری بھی شاہ کے امتحاں میں شامل</text:span></text:p>
            <text:p><text:span text:style-name="T1">اگر نہ ہوتیں جناب زینبؑ تو کیسے ہوتا یہ عہد پورا</text:span></text:p>
          </table:table-cell>
        </table:table-row>
        <table:table-row table:style-name="ro1">
          <table:table-cell office:value-type="string" calcext:value-type="string">
            <text:p><text:span text:style-name="T1">بنو اُمیہ مِٹارہے تھے تمام آثارِ دین یَکسر</text:span></text:p>
            <text:p><text:span text:style-name="T1">اگر نہ ہوتیں جناب زینبؑ مُعاویت پر نقاب رہتا</text:span></text:p>
          </table:table-cell>
        </table:table-row>
        <table:table-row table:style-name="ro1">
          <table:table-cell office:value-type="string" calcext:value-type="string">
            <text:p><text:span text:style-name="T1">قلم فروش و ضمیر مُردہ چلے تھے تاریخ مسخ کرنے</text:span></text:p>
            <text:p><text:span text:style-name="T1">اگر نہ ہوتیں جناب زینبؑ شریف کہلاتی نسلِ ہندہ</text:span></text:p>
          </table:table-cell>
        </table:table-row>
        <table:table-row table:style-name="ro1">
          <table:table-cell office:value-type="string" calcext:value-type="string">
            <text:p><text:span text:style-name="T1">ہوا جو بعدِ شہادت اُن کے وہ ہوتا کرب و بلا سے پہلے</text:span></text:p>
            <text:p><text:span text:style-name="T1">اگر نہ ہوتیں جناب زینبؑ تباہ ہوتے مدینہ مکہ</text:span></text:p>
          </table:table-cell>
        </table:table-row>
        <table:table-row table:style-name="ro1">
          <table:table-cell office:value-type="string" calcext:value-type="string">
            <text:p><text:span text:style-name="T1">یہ جتنے حافظ ہیں اور قاری ہیں سب پہ خُطبات اِن کے بھاری</text:span></text:p>
            <text:p><text:span text:style-name="T1">اگر نہ ہوتیں جناب زینبؑ نہ ہوتا قران پڑھنے والا</text:span></text:p>
          </table:table-cell>
        </table:table-row>
        <table:table-row table:style-name="ro1">
          <table:table-cell office:value-type="string" calcext:value-type="string">
            <text:p><text:span text:style-name="T1">گِنائیں کیا کیا فضائل اِن کے یہ کہنا کافی ہے سبؔطِ جعفر</text:span></text:p>
            <text:p><text:span text:style-name="T1">اگر نہ ہوتیں جناب زینبؑ نہ جانے کیا ہوتا کیا نہ ہوتا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7:18:29.734275900</meta:creation-date>
    <dc:date>2026-01-21T17:20:38.997268000</dc:date>
    <meta:editing-duration>PT2M9S</meta:editing-duration>
    <meta:editing-cycles>1</meta:editing-cycles>
    <meta:document-statistic meta:table-count="1" meta:cell-count="17" meta:object-count="0"/>
    <meta:generator>LibreOffice/25.8.4.2$Windows_X86_64 LibreOffice_project/290daaa01b999472f0c7a3890eb6a550fd74c6df</meta:generator>
  </office:meta>
</office:document-meta>
</file>